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ASTER</text:p>
          </table:table-cell>
          <table:table-cell office:value-type="float" office:value="5234534455" calcext:value-type="float">
            <text:p>5234534455</text:p>
          </table:table-cell>
        </table:table-row>
        <table:table-row table:style-name="ro1">
          <table:table-cell office:value-type="string" calcext:value-type="string">
            <text:p>MASTER2</text:p>
          </table:table-cell>
          <table:table-cell office:value-type="float" office:value="5234534456" calcext:value-type="float">
            <text:p>5234534456</text:p>
          </table:table-cell>
        </table:table-row>
        <table:table-row table:style-name="ro1">
          <table:table-cell office:value-type="string" calcext:value-type="string">
            <text:p>MASTER3</text:p>
          </table:table-cell>
          <table:table-cell office:value-type="float" office:value="5234534457" calcext:value-type="float">
            <text:p>52345344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1T13:00:31.764973743</meta:creation-date>
    <dc:date>2024-06-11T13:04:52.886596866</dc:date>
    <meta:editing-duration>PT4M25S</meta:editing-duration>
    <meta:editing-cycles>1</meta:editing-cycles>
    <meta:document-statistic meta:table-count="1" meta:cell-count="6" meta:object-count="0"/>
    <meta:generator>LibreOffice/7.3.7.2$Linux_X86_64 LibreOffice_project/30$Build-2</meta:generator>
  </office:meta>
</office:document-meta>
</file>